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Times" svg:font-family="Times" style:font-family-generic="roman"/>
    <style:font-face style:name="Arial" svg:font-family="Arial" style:font-family-generic="swiss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5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" fo:font-size="10.5pt" fo:font-weight="bold" officeooo:rsid="0009ca35" officeooo:paragraph-rsid="0009ca35" style:font-size-asian="10.5pt" style:font-weight-asian="bold" style:font-size-complex="10.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" fo:font-size="12pt" officeooo:rsid="0009ca35" officeooo:paragraph-rsid="0009ca35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" fo:font-size="12pt" officeooo:rsid="000a5257" officeooo:paragraph-rsid="000a5257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"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" fo:font-size="19.5pt"/>
    </style:style>
    <style:style style:name="P7" style:family="paragraph" style:parent-style-name="Standard">
      <style:paragraph-properties fo:text-align="start" style:justify-single-word="false"/>
      <style:text-properties style:font-name="Times" fo:font-size="19.5pt"/>
    </style:style>
    <style:style style:name="P8" style:family="paragraph" style:parent-style-name="Standard">
      <style:paragraph-properties fo:text-align="center" style:justify-single-word="false"/>
      <style:text-properties style:font-name="Times"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" fo:font-size="18pt" officeooo:paragraph-rsid="000df8d5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Times" fo:font-size="14pt" fo:font-weight="normal" officeooo:rsid="000df8d5" officeooo:paragraph-rsid="000df8d5" style:font-size-asian="14pt" style:font-weight-asian="normal" style:font-size-complex="14pt" style:font-weight-complex="normal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bold" officeooo:rsid="000df8d5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d8832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f8d5" style:font-weight-asian="bold" style:font-weight-complex="bold"/>
    </style:style>
    <style:style style:name="T7" style:family="text">
      <style:text-properties fo:color="#c9211e"/>
    </style:style>
    <style:style style:name="T8" style:family="text">
      <style:text-properties fo:color="#c9211e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201</text:span><text:span text:style-name="T4">9</text:span><text:span text:style-name="T3"> Asilomar Conference on Signals, Systems and Computers</text:span> </text:p>
      <text:p text:style-name="P6"/>
      <text:p text:style-name="P8"><text:span text:style-name="T5">Student </text:span><text:span text:style-name="T6">p</text:span><text:span text:style-name="T5">aper </text:span><text:span text:style-name="T6">contest finalists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Track</text:p>
          </table:table-cell>
          <table:table-cell table:style-name="Table1.B1" office:value-type="string">
            <text:p text:style-name="P1">Paper number</text:p>
          </table:table-cell>
          <table:table-cell table:style-name="Table1.C1" office:value-type="string">
            <text:p text:style-name="P1">Title</text:p>
          </table:table-cell>
        </table:table-row>
        <table:table-row>
          <table:table-cell table:style-name="Table1.A2" office:value-type="string">
            <text:p text:style-name="P2">A</text:p>
          </table:table-cell>
          <table:table-cell table:style-name="Table1.B2" office:value-type="string">
            <text:p text:style-name="P3">1045</text:p>
          </table:table-cell>
          <table:table-cell table:style-name="Table1.C2" office:value-type="string">
            <text:p text:style-name="P3">Age of Information in Multicast Networks with Multiple Update Streams, Baturalp Buyukates, Alkan Soysal, Sennur Ulukus. </text:p>
          </table:table-cell>
        </table:table-row>
        <table:table-row>
          <table:table-cell table:style-name="Table1.A2" office:value-type="string">
            <text:p text:style-name="P2">B</text:p>
          </table:table-cell>
          <table:table-cell table:style-name="Table1.B2" office:value-type="string">
            <text:p text:style-name="P3">1070</text:p>
          </table:table-cell>
          <table:table-cell table:style-name="Table1.C2" office:value-type="string">
            <text:p text:style-name="P3">Closed-Loop DPD for Digital MIMO Transmitters Under Antenna Crosstalk, Alberto Brihuega, Mahmoud Abdelaziz, Lauri Anttila, Carlos Baquero Barneto, Mikko Valkama. </text:p>
          </table:table-cell>
        </table:table-row>
        <table:table-row>
          <table:table-cell table:style-name="Table1.A2" office:value-type="string">
            <text:p text:style-name="P2">C</text:p>
          </table:table-cell>
          <table:table-cell table:style-name="Table1.B2" office:value-type="string">
            <text:p text:style-name="P3">1333</text:p>
          </table:table-cell>
          <table:table-cell table:style-name="Table1.C2" office:value-type="string">
            <text:p text:style-name="P3">Convolutional Graph Neural Networks, Fernando Gama, Antonio Marques, Geert Leus, Alejandro Ribeiro</text:p>
          </table:table-cell>
        </table:table-row>
        <table:table-row>
          <table:table-cell table:style-name="Table1.A2" office:value-type="string">
            <text:p text:style-name="P4">D</text:p>
          </table:table-cell>
          <table:table-cell table:style-name="Table1.B2" office:value-type="string">
            <text:p text:style-name="P3">1550</text:p>
          </table:table-cell>
          <table:table-cell table:style-name="Table1.C2" office:value-type="string">
            <text:p text:style-name="P3">Optimal Piecewise Approximations for Model Interpretation, Kartik Ahuja, William Zame, Mihaela van der Schaar. </text:p>
          </table:table-cell>
        </table:table-row>
        <table:table-row>
          <table:table-cell table:style-name="Table1.A2" office:value-type="string">
            <text:p text:style-name="P4">E</text:p>
          </table:table-cell>
          <table:table-cell table:style-name="Table1.B2" office:value-type="string">
            <text:p text:style-name="P3">1174</text:p>
          </table:table-cell>
          <table:table-cell table:style-name="Table1.C2" office:value-type="string">
            <text:p text:style-name="P3">Analog Beamforming for Active Imaging usng Sparse Arrays, , Robin Rajamäki, Sundeep Chepuri, Visa Koivunen </text:p>
          </table:table-cell>
        </table:table-row>
        <table:table-row>
          <table:table-cell table:style-name="Table1.A2" office:value-type="string">
            <text:p text:style-name="P4">F</text:p>
          </table:table-cell>
          <table:table-cell table:style-name="Table1.B2" office:value-type="string">
            <text:p text:style-name="P3">1294</text:p>
          </table:table-cell>
          <table:table-cell table:style-name="Table1.C2" office:value-type="string">
            <text:p text:style-name="P3">Efficient Blinking Artifact Component Estimation in Subspace-Based EEG and MEG Analysis, Younes Sadat-Nejad, Soosan Beheshti. </text:p>
          </table:table-cell>
        </table:table-row>
        <table:table-row>
          <table:table-cell table:style-name="Table1.A2" office:value-type="string">
            <text:p text:style-name="P4">G</text:p>
          </table:table-cell>
          <table:table-cell table:style-name="Table1.B2" office:value-type="string">
            <text:p text:style-name="P3">1248</text:p>
          </table:table-cell>
          <table:table-cell table:style-name="Table1.C2" office:value-type="string">
            <text:p text:style-name="P3">Asynchronous Stochastic Computing, Patricia Gonzalez-Guerrero, Mircea Stan. </text:p>
          </table:table-cell>
        </table:table-row>
        <table:table-row>
          <table:table-cell table:style-name="Table1.A2" office:value-type="string">
            <text:p text:style-name="P4">H</text:p>
          </table:table-cell>
          <table:table-cell table:style-name="Table1.B2" office:value-type="string">
            <text:p text:style-name="P3">1112</text:p>
          </table:table-cell>
          <table:table-cell table:style-name="Table1.C2" office:value-type="string">
            <text:p text:style-name="P3">Estimation of Sparsely Observed Signals with an Empirical Bayesian Model, James Matuk, Oksana Chkrebtii, Sebastian Kurtek. </text:p>
          </table:table-cell>
        </table:table-row>
      </table:table>
      <text:p text:style-name="P7"/>
      <text:p text:style-name="P7"/>
      <text:p text:style-name="P9"><text:span text:style-name="T5">Student </text:span><text:span text:style-name="T6">paper contest winners</text:span></text:p>
      <text:p text:style-name="P9"><text:span text:style-name="T6"/></text:p>
      <text:p text:style-name="P10">3: <text:span text:style-name="T8">Robin Rajamaki</text:span>, Sundeep Prabhakar Chepuri and Visa Koivunen, “Analog Beamforming for Active Imaging using Sparse Arrays”</text:p>
      <text:p text:style-name="P10"/>
      <text:p text:style-name="P10">2: <text:span text:style-name="T8">Kartik Ahuja</text:span>, William R. Zame, and Mihaela van der Schaar, “Optimal Piecewise Approximations for Model Interpretation”</text:p>
      <text:p text:style-name="P10"/>
      <text:p text:style-name="P10">1: <text:span text:style-name="T8">Patricia Gonzalez-Guerrero</text:span> and Mircea R. Stan, “Asynchronous Stochastic Computing”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Times" svg:font-family="Times" style:font-family-generic="roman"/>
    <style:font-face style:name="Arial" svg:font-family="Arial" style:font-family-generic="swiss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9:45:20.047569407</meta:creation-date>
    <dc:date>2020-01-16T20:49:08.398568292</dc:date>
    <meta:editing-duration>PT13M30S</meta:editing-duration>
    <meta:editing-cycles>9</meta:editing-cycles>
    <meta:generator>LibreOffice/6.3.4.2.0$Linux_X86_64 LibreOffice_project/30$Build-2</meta:generator>
    <meta:document-statistic meta:table-count="1" meta:image-count="0" meta:object-count="0" meta:page-count="1" meta:paragraph-count="33" meta:word-count="195" meta:character-count="1434" meta:non-whitespace-character-count="1264"/>
  </office:meta>
</office:document-meta>
</file>